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5cm" svg:height="0.5cm" svg:x="14.5cm" svg:y="6cm">
          <text:p text:style-name="P1">Junction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ichard Crook</meta:initial-creator>
    <meta:creation-date>2009-12-06T10:32:23.05</meta:creation-date>
    <dc:date>2009-12-06T10:52:03.45</dc:date>
    <dc:creator>Richard Crook</dc:creator>
    <meta:editing-duration>PT00H04M30S</meta:editing-duration>
    <meta:editing-cycles>1</meta:editing-cycles>
    <meta:document-statistic meta:object-count="1"/>
    <meta:generator>OpenOffice.org/3.1$Win32 OpenOffice.org_project/310m11$Build-9399</meta:generator>
  </office:meta>
</office:document-meta>
</file>